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52cm" svg:stroke-color="#ff6633" draw:marker-start-width="0.533cm" draw:marker-end="" draw:marker-end-width="0.533cm" draw:textarea-horizontal-align="center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start"/>
      <style:text-properties style:use-window-font-color="true" fo:text-shadow="none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use-window-font-color="true" fo:font-size="22pt" fo:text-shadow="none" fo:font-weight="bold" style:font-size-asian="22pt" style:font-weight-asian="bold" style:font-size-complex="22pt" style:font-weight-complex="bold"/>
    </style:style>
    <style:style style:name="T3" style:family="text">
      <style:text-properties style:use-window-font-color="true" fo:text-shadow="none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905cm" svg:height="1.905cm" svg:x="6.715cm" svg:y="4.17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6" draw:layer="layout" svg:width="1.905cm" svg:height="1.905cm" svg:x="10.525cm" svg:y="4.1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" draw:layer="layout" svg:width="1.905cm" svg:height="1.905cm" svg:x="2.905cm" svg:y="7.3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3" draw:layer="layout" svg:width="1.905cm" svg:height="1.905cm" svg:x="6.715cm" svg:y="10.52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4" draw:layer="layout" svg:width="1.905cm" svg:height="1.905cm" svg:x="10.525cm" svg:y="10.52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5" draw:layer="layout" svg:width="1.905cm" svg:height="1.905cm" svg:x="13.7cm" svg:y="7.3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529cm" svg:y1="7.628cm" svg:x2="6.993cm" svg:y2="5.799cm" draw:start-shape="id1" draw:start-glue-point="11" draw:end-shape="id2" draw:end-glue-point="7" svg:d="m4529 7628 2464-1829">
          <text:p text:style-name="P3"><text:span text:style-name="T2">10</text:span><text:span text:style-name="T3"> <text:s text:c="4"/></text:span></text:p>
        </draw:connector>
        <draw:connector draw:style-name="gr2" draw:text-style-name="P3" draw:layer="layout" draw:type="line" svg:x1="4.529cm" svg:y1="8.974cm" svg:x2="6.993cm" svg:y2="10.803cm" draw:start-shape="id1" draw:start-glue-point="9" draw:end-shape="id3" draw:end-glue-point="5" svg:d="m4529 8974 2464 1829">
          <text:p text:style-name="P3"><text:span text:style-name="T2">8 </text:span><text:span text:style-name="T3"><text:s text:c="5"/></text:span></text:p>
        </draw:connector>
        <draw:connector draw:style-name="gr2" draw:text-style-name="P3" draw:layer="layout" draw:type="line" svg:x1="8.62cm" svg:y1="11.477cm" svg:x2="10.525cm" svg:y2="11.477cm" draw:start-shape="id3" draw:start-glue-point="10" draw:end-shape="id4" draw:end-glue-point="6" svg:d="m8620 11477h1905">
          <text:p text:style-name="P3"><text:span text:style-name="T2"/></text:p>
          <text:p text:style-name="P3"><text:span text:style-name="T2">3</text:span><text:span text:style-name="T3"> <text:s text:c="4"/></text:span></text:p>
        </draw:connector>
        <draw:connector draw:style-name="gr2" draw:text-style-name="P3" draw:layer="layout" draw:type="line" svg:x1="14.652cm" svg:y1="9.255cm" svg:x2="12.43cm" svg:y2="11.477cm" draw:start-shape="id5" draw:start-glue-point="8" draw:end-shape="id4" draw:end-glue-point="10" svg:d="m14652 9255-2222 2222">
          <text:p text:style-name="P3"><text:span text:style-name="T2"><text:s text:c="10"/></text:span><text:span text:style-name="T2">7</text:span><text:span text:style-name="T3"> </text:span></text:p>
        </draw:connector>
        <draw:connector draw:style-name="gr2" draw:text-style-name="P3" draw:layer="layout" draw:type="line" svg:x1="12.149cm" svg:y1="5.799cm" svg:x2="13.978cm" svg:y2="7.628cm" draw:start-shape="id6" draw:start-glue-point="9" draw:end-shape="id5" draw:end-glue-point="5" svg:d="m12149 5799 1829 1829">
          <text:p text:style-name="P3"><text:span text:style-name="T2"><text:s text:c="9"/></text:span><text:span text:style-name="T2">5</text:span><text:span text:style-name="T3"> </text:span></text:p>
        </draw:connector>
        <draw:connector draw:style-name="gr2" draw:text-style-name="P3" draw:layer="layout" draw:type="line" svg:x1="13.7cm" svg:y1="8.302cm" svg:x2="7.667cm" svg:y2="10.525cm" draw:start-shape="id5" draw:start-glue-point="6" draw:end-shape="id3" draw:end-glue-point="4" svg:d="m13700 8302-6033 2223">
          <text:p text:style-name="P3"><text:span text:style-name="T3"><text:s text:c="5"/></text:span></text:p>
        </draw:connector>
        <draw:connector draw:style-name="gr2" draw:text-style-name="P3" draw:layer="layout" draw:type="line" svg:x1="7.667cm" svg:y1="6.08cm" svg:x2="7.667cm" svg:y2="10.525cm" draw:start-shape="id2" draw:start-glue-point="8" draw:end-shape="id3" draw:end-glue-point="4" svg:d="m7667 6080v4445">
          <text:p text:style-name="P3"><text:span text:style-name="T2">3</text:span><text:span text:style-name="T3"> <text:s text:c="4"/></text:span></text:p>
        </draw:connector>
        <draw:connector draw:style-name="gr2" draw:text-style-name="P3" draw:layer="layout" draw:type="line" svg:x1="11.477cm" svg:y1="6.08cm" svg:x2="7.667cm" svg:y2="10.525cm" draw:start-shape="id6" draw:start-glue-point="8" draw:end-shape="id3" draw:end-glue-point="4" svg:d="m11477 6080-3810 4445">
          <text:p text:style-name="P3"><text:span text:style-name="T3"><text:s text:c="3"/></text:span></text:p>
        </draw:connector>
        <draw:connector draw:style-name="gr2" draw:text-style-name="P3" draw:layer="layout" draw:type="line" svg:x1="8.62cm" svg:y1="5.127cm" svg:x2="10.525cm" svg:y2="5.127cm" draw:start-shape="id2" draw:start-glue-point="10" draw:end-shape="id6" draw:end-glue-point="6" svg:d="m8620 5127h1905">
          <text:p text:style-name="P3"><text:span text:style-name="T2">4</text:span></text:p>
          <text:p text:style-name="P3"><text:span text:style-name="T3"><text:s text:c="5"/></text:span></text:p>
        </draw:connector>
        <draw:connector draw:style-name="gr2" draw:text-style-name="P3" draw:layer="layout" draw:type="line" svg:x1="11.477cm" svg:y1="10.525cm" svg:x2="8.339cm" svg:y2="5.799cm" draw:start-shape="id4" draw:start-glue-point="4" draw:end-shape="id2" draw:end-glue-point="9" svg:d="m11477 10525-3138-4726">
          <text:p text:style-name="P3"><text:span text:style-name="T3"><text:s text:c="5"/></text:span></text:p>
        </draw:connector>
        <draw:connector draw:style-name="gr2" draw:text-style-name="P3" draw:layer="layout" draw:type="line" svg:x1="11.477cm" svg:y1="6.08cm" svg:x2="11.477cm" svg:y2="10.525cm" draw:start-shape="id6" draw:start-glue-point="8" draw:end-shape="id4" draw:end-glue-point="4" svg:d="m11477 6080v4445">
          <text:p text:style-name="P3"><text:span text:style-name="T2">4</text:span><text:span text:style-name="T3"> <text:s text:c="4"/></text:span></text:p>
        </draw:connector>
        <draw:frame draw:style-name="gr3" draw:text-style-name="P4" draw:layer="layout" svg:width="1.134cm" svg:height="1.12cm" svg:x="8.62cm" svg:y="5.445cm">
          <draw:text-box>
            <text:p text:style-name="P4"><text:span text:style-name="T4">2</text:span></text:p>
          </draw:text-box>
        </draw:frame>
        <draw:frame draw:style-name="gr3" draw:text-style-name="P4" draw:layer="layout" svg:width="1.134cm" svg:height="1.12cm" svg:x="10.026cm" svg:y="6.08cm">
          <draw:text-box>
            <text:p text:style-name="P4"><text:span text:style-name="T4">2</text:span></text:p>
          </draw:text-box>
        </draw:frame>
        <draw:frame draw:style-name="gr3" draw:text-style-name="P4" draw:layer="layout" svg:width="2.676cm" svg:height="1.12cm" svg:x="12.294cm" svg:y="7.5cm">
          <draw:text-box>
            <text:p text:style-name="P4"><text:span text:style-name="T4">2</text:span></text:p>
          </draw:text-box>
        </draw:frame>
        <draw:custom-shape draw:style-name="gr1" draw:text-style-name="P2" draw:id="id7" draw:layer="layout" svg:width="1.905cm" svg:height="1.905cm" svg:x="16.875cm" svg:y="4.8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8" draw:layer="layout" svg:width="1.905cm" svg:height="1.905cm" svg:x="20.05cm" svg:y="4.8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9" draw:layer="layout" svg:width="1.905cm" svg:height="1.905cm" svg:x="23.225cm" svg:y="4.81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0" draw:layer="layout" svg:width="1.905cm" svg:height="1.905cm" svg:x="23.225cm" svg:y="7.98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2" draw:layer="layout" svg:width="1.905cm" svg:height="1.905cm" svg:x="23.225cm" svg:y="11.1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1" draw:layer="layout" svg:width="1.905cm" svg:height="1.905cm" svg:x="20.05cm" svg:y="7.98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78cm" svg:y1="5.762cm" svg:x2="20.05cm" svg:y2="5.762cm" draw:start-shape="id7" draw:start-glue-point="10" draw:end-shape="id8" draw:end-glue-point="6" svg:d="m18780 5762h1270">
          <text:p text:style-name="P3"><text:span text:style-name="T2">18</text:span></text:p>
          <text:p text:style-name="P3"><text:span text:style-name="T3"><text:s text:c="5"/></text:span></text:p>
        </draw:connector>
        <draw:connector draw:style-name="gr2" draw:text-style-name="P3" draw:layer="layout" draw:type="line" svg:x1="21.955cm" svg:y1="5.762cm" svg:x2="23.225cm" svg:y2="5.762cm" draw:start-shape="id8" draw:start-glue-point="10" draw:end-shape="id9" draw:end-glue-point="6" svg:d="m21955 5762h1270">
          <text:p text:style-name="P3"><text:span text:style-name="T2">17</text:span></text:p>
          <text:p text:style-name="P3"><text:span text:style-name="T3"><text:s text:c="5"/></text:span></text:p>
        </draw:connector>
        <draw:connector draw:style-name="gr2" draw:text-style-name="P3" draw:layer="layout" draw:type="line" svg:x1="24.177cm" svg:y1="6.715cm" svg:x2="24.177cm" svg:y2="7.985cm" draw:start-shape="id9" draw:start-glue-point="8" draw:end-shape="id10" draw:end-glue-point="4" svg:d="m24177 6715v1270">
          <text:p text:style-name="P3"><text:span text:style-name="T2">13</text:span><text:span text:style-name="T3"> <text:s text:c="4"/></text:span></text:p>
        </draw:connector>
        <draw:connector draw:style-name="gr2" draw:text-style-name="P3" draw:layer="layout" draw:type="line" svg:x1="23.225cm" svg:y1="8.937cm" svg:x2="21.955cm" svg:y2="8.937cm" draw:start-shape="id10" draw:start-glue-point="6" draw:end-shape="id11" draw:end-glue-point="10" svg:d="m23225 8937h-1270">
          <text:p text:style-name="P3"><text:span text:style-name="T2">15</text:span></text:p>
          <text:p text:style-name="P3"><text:span text:style-name="T3"><text:s text:c="5"/></text:span></text:p>
        </draw:connector>
        <draw:connector draw:style-name="gr2" draw:text-style-name="P3" draw:layer="layout" draw:type="line" svg:x1="24.177cm" svg:y1="9.89cm" svg:x2="24.177cm" svg:y2="11.16cm" draw:start-shape="id10" draw:start-glue-point="8" draw:end-shape="id12" svg:d="m24177 9890v1270">
          <text:p text:style-name="P3"><text:span text:style-name="T2">14</text:span><text:span text:style-name="T3"> <text:s text:c="4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5:52:03</meta:creation-date>
    <dc:date>2009-07-07T16:05:33</dc:date>
    <meta:editing-duration>PT00H13M30S</meta:editing-duration>
    <meta:editing-cycles>1</meta:editing-cycles>
    <meta:document-statistic meta:object-count="31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